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, Times, serif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officeooo:paragraph-rsid="001aef41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officeooo:paragraph-rsid="001b1db6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officeooo:paragraph-rsid="001aef41" style:font-size-asian="11pt" style:font-style-asian="normal" style:font-weight-asian="normal" style:font-size-complex="11pt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officeooo:paragraph-rsid="001b1db6" style:font-size-asian="11pt" style:font-style-asian="normal" style:font-weight-asian="normal" style:font-size-complex="11pt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officeooo:paragraph-rsid="001aef41" style:font-size-asian="11pt" style:font-style-asian="normal" style:font-weight-asian="normal" style:font-size-complex="11pt"/>
    </style:style>
    <style:style style:name="P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7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officeooo:paragraph-rsid="001aef41" style:font-size-asian="11pt" style:font-style-asian="normal" style:font-weight-asian="normal" style:font-size-complex="11pt"/>
    </style:style>
    <style:style style:name="P9" style:family="paragraph" style:parent-style-name="Text_20_body">
      <style:paragraph-properties fo:margin-left="0cm" fo:margin-right="0cm" fo:margin-top="0.494cm" fo:margin-bottom="0.494cm" loext:contextual-spacing="false" fo:line-height="100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officeooo:paragraph-rsid="001aef41" style:font-size-asian="11pt" style:font-style-asian="normal" style:font-weight-asian="normal" style:font-size-complex="11pt"/>
    </style:style>
    <style:style style:name="P10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officeooo:paragraph-rsid="001aef41" style:font-size-asian="11pt" style:font-style-asian="normal" style:font-weight-asian="normal" style:font-size-complex="11pt"/>
    </style:style>
    <style:style style:name="T1" style:family="text">
      <style:text-properties fo:font-variant="normal" fo:text-transform="none" style:font-name="Times New Roman1" fo:font-size="11pt" fo:font-style="normal" fo:font-weight="normal" style:font-size-asian="11pt" style:font-style-asian="normal" style:font-weight-asian="normal" style:font-size-complex="11pt"/>
    </style:style>
    <style:style style:name="T2" style:family="text">
      <style:text-properties fo:font-variant="normal" fo:text-transform="none" style:font-name="Times New Roman1" fo:font-size="11pt" fo:font-style="normal" fo:font-weight="normal" officeooo:rsid="001b1c54" style:font-size-asian="11pt" style:font-style-asian="normal" style:font-weight-asian="normal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istos etc.</text:p>
      <text:p text:style-name="P1"><text:span text:style-name="T1">Requereu o apenado retificação da GEP parar fazer constar como requisito para progressão de regime a fração de 1/6, alegando que o apenado não cometeu crime hediondo (evento </text:span><text:span text:style-name="T2">xx</text:span><text:span text:style-name="T1">).</text:span></text:p>
      <text:p text:style-name="P3"/>
      <text:p text:style-name="P3"/>
      <text:p text:style-name="P4">Vistos etc.</text:p>
      <text:p text:style-name="P2">Requereu o apenado retificação da GEP parar fazer constar como requisito para progressão de regime o percentual de 25%, alegando que o apenado não cometeu crime hediondo (evento 15).</text:p>
      <text:p text:style-name="P1"><text:span text:style-name="T1">Interveio o Ministério Público, opinando pelo indeferimento do pedido (evento </text:span><text:span text:style-name="T2">xx</text:span><text:span text:style-name="T1">).</text:span></text:p>
      <text:p text:style-name="P3">Relatados.</text:p>
      <text:p text:style-name="P3">Inicialmente, verifico que o fato delituoso do processo criminal nº 0103223-36.2020.8.20.0001 ocorreu em 21.05.2021, o que implica o uso da nova redação do artigo 112 da LEP.</text:p>
      <text:p text:style-name="P3">Ademais, o apenado foi condenado por roubo circunstanciado pelo emprego de arma de fogo na pena aqui executada.</text:p>
      <text:p text:style-name="P1"><text:span text:style-name="T1">Assim, considera</text:span><text:span text:style-name="T2">n</text:span><text:span text:style-name="T1">do a alteração legislativa imposta pela lei 13.964/2019, que além da LEP também alterou a lei 8.072/1990, verifico que apenado é primário em crime hediondo.</text:span></text:p>
      <text:p text:style-name="P1"><text:span text:style-name="T1">Desse modo, conforme artigo 112, V, da LEP, não </text:span><text:span text:style-name="T2">h</text:span><text:span text:style-name="T1">á alterações a serem feitas na GEP.</text:span></text:p>
      <text:p text:style-name="P3">Isto posto, indefiro o pedido da Defesa e mantenho a GEP inalterada.</text:p>
      <text:p text:style-name="P3">P.R.I. Ciência ao MP.</text:p>
      <text:p text:style-name="P3"/>
      <text:p text:style-name="P3"/>
      <text:p text:style-name="P5">Vistos etc.</text:p>
      <text:p text:style-name="P6">Requereu o apenado retificação da GEP parar fazer constar como requisito para progressão de regime o percentual de 25% referente ao processo criminal nº 0100772-57.2020.8.20.0124, alegando que o apenado é primário em crime cometido com violência (evento 73).</text:p>
      <text:p text:style-name="P6">Pugnou ainda pela aplicação do percentual de 16% referente ao processo criminal nº 0103138-28.2012.8.20.0002, por se tratar de crime cometido sem violência.</text:p>
      <text:p text:style-name="P6">Interveio o Ministério Público, opinando pelo indeferimento do pedido (evento 77).</text:p>
      <text:p text:style-name="P7">Acrescento ao relatório que a GEP atualmente está utilizando a fração de 40% para o processo criminal nº 0100772-57.2020.8.20.0124 (roubo) e 1/6 para o processo criminal nº 0103138-28.2012.8.20.0002 (porte ilegal de arma), sendo o apenado reincidente genérico.</text:p>
      <text:p text:style-name="P6">Relatados.</text:p>
      <text:p text:style-name="P6">Inicialmente, verifico que o fato delituoso do processo criminal nº 0100772-57.2020.8.20.0124 ocorreu em 18.03.2020, o que implica o uso da nova redação do artigo 112 da LEP.</text:p>
      <text:p text:style-name="P6">Ademais, o apenado foi condenado por roubo circunstanciado pelo emprego de arma de fogo na pena do referido processo.</text:p>
      <text:p text:style-name="P6"><text:soft-page-break/>Assim, considerando a alteração legislativa imposta pela lei 13.964/2019, que além da LEP também alterou a lei 8.072/1990, verifico que apenado é primário em crime hediondo.</text:p>
      <text:p text:style-name="P6">Desse modo, conforme artigo 112, V, da LEP, não há alterações a serem feitas na GEP neste ponto.</text:p>
      <text:p text:style-name="P7">Quanto ao percentual utilizado no processo criminal nº 0103138-28.2012.8.20.0002, vedada a combinação de leis (Súmula 501 do STJ) e sendo mais benéfico ao apenado, é de se aplicar 16%, por ser o apenado primário em crime cometido sem violência (artigo 112, I, da LEP) .</text:p>
      <text:p text:style-name="P6">Isto posto, defiro parcialmente o pedido da Defesa, somente para alterar o percentual referente ao processo criminal nº 0103138-28.2012.8.20.0002 para 16%.</text:p>
      <text:p text:style-name="P6">P.R.I. Atualize-se a GEP. Ciência ao MP.</text:p>
      <text:p text:style-name="P3"/>
      <text:p text:style-name="P8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, Times, serif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4T20:39:10.046000000</meta:creation-date>
    <dc:date>2022-08-31T19:35:13.449000000</dc:date>
    <meta:editing-duration>PT7H17M39S</meta:editing-duration>
    <meta:editing-cycles>4</meta:editing-cycles>
    <meta:generator>LibreOffice/5.3.1.2$Windows_X86_64 LibreOffice_project/e80a0e0fd1875e1696614d24c32df0f95f03deb2</meta:generator>
    <meta:document-statistic meta:table-count="0" meta:image-count="0" meta:object-count="0" meta:page-count="2" meta:paragraph-count="26" meta:word-count="451" meta:character-count="2907" meta:non-whitespace-character-count="2480"/>
  </office:meta>
</office:document-meta>
</file>